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rs. Mayer Arnold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a funeral oration/</text:p>
      <text:p text:style-name="P6">Are <text:span text:style-name="T2">the</text:span><text:span text:style-name="T4"> funeral rites a tribute of respect to the dead, or a token/ of our sympathies for the surviving relatives? <text:s/>This is an/ open question among the Sages of Israel, and they who entertain/ either view find support in Biblical authority. <text:s/>I myself/ presume to assert that the religious ceremony ought to be/ the exponent of both sentiments. <text:s/></text:span><text:span text:style-name="T2">The</text:span><text:span text:style-name="T4"> Our beloved departed must/ need rejoice in spirit when solemnity shall mark the/ consigning of their bodies to mother-earth. <text:s/>They must be/ glad that the precious casket which held the secret spring/ of immortality, is laid down with </text:span><text:span text:style-name="T2">due</text:span><text:span text:style-name="T4"> becoming reverence. <text:s/>And to the/ aching hearts of the bereaved, prayer must surely bring alleviation. <text:s/>The/ words which the servant of God speaks in the name of the compassionate/ </text:span><text:span text:style-name="T2">Lord</text:span><text:span text:style-name="T4"> Master, will draw forth the tears relieving pent-up grief./ <text:s/>Yes, my kind hearers! <text:s/>Alike for the living and for the dead are the/ obsequies intended which we habitually perform. <text:s/>The cynical/ philosophy that sees in the lifeless </text:span><text:span text:style-name="T2">body</text:span><text:span text:style-name="T4"> form we so much cherished nothing commanding/ our regard, can have but few Disciples among the progeny of/ Abraham. <text:s/>Influenced by the example of the father of our people,/ we experience as he did at the demise of his fondly loved Sarah, we experience, I say, an ardent wish to give </text:span><text:span text:style-name="T2">the</text:span><text:span text:style-name="T4"> our dear dead an honored/ burial. <text:s/>And because we are taught to believe, that to/</text:span></text:p>
      <text:p text:style-name="P6"><text:span text:style-name="T4"/></text:p>
      <text:p text:style-name="P6"><text:span text:style-name="T4">[Page 2]</text:span></text:p>
      <text:p text:style-name="P6"><text:span text:style-name="T4">comfort the mourners is a duty and a merit, we seek/ their presence that we may prove our sympathies./ <text:s/>Such feelings and such motives, I believe, are at work within/ the minds of those that have entered this hall now overcast with gloom./ <text:s/>For she who will e carried hence to her grave, was confessedly the/ </text:span><text:soft-page-break/><text:span text:style-name="T4">estimable mother of dutiful children. <text:s/>She labored in the sphere assigned/ to her by Providence with a steadfastness that elicited universal com-/-mendation. <text:s/>The city which loses an individual morally/ spotless, has just cause for lamentation; since the virtues displayed/ by the members of the community are its defence and its ornament./ <text:s/>The congregation, that has been deprived of a faithful adherent,/ may well deprecate the event, is an indication of its waning/ strength. <text:s/>But the household bereft of the guide, that gently/ led it to </text:span><text:span text:style-name="T2">prosperity and</text:span><text:span text:style-name="T4"> success, must bewail and sorrow for, as/ for the befalling of a </text:span><text:span text:style-name="T2">severe</text:span><text:span text:style-name="T4"> dire calamity. <text:s/>And so is in very/ deed the decease of Mrs Mayer Arnold felt by her numerous/ offspring. <text:s/>True: </text:span><text:span text:style-name="T5">They</text:span><text:span text:style-name="T6"> have all become self-dependent, but they/ had never outgrown the necessity of listening to her counsel, they/ never could relinquish the privilege profitting[sic!] by her unwearied/ exertions. <text:s/>Those among her sons and daughters enjoyed the/ fruits of her kindly efforts </text:span><text:span text:style-name="T3">most</text:span><text:span text:style-name="T6"> more immediately, who had continued in her residence,/ and in the city she dwelt in, but the pulsations of her maternal/</text:span></text:p>
      <text:p text:style-name="P6"><text:span text:style-name="T6"/></text:p>
      <text:p text:style-name="P6"><text:span text:style-name="T6">[Page 3]</text:span></text:p>
      <text:p text:style-name="P6"><text:span text:style-name="T6">heart, quickened at the thought of all whom she bore/ to her ever lamented husband. <text:s/>Unto all of them was her/ affection exhibited with an intensity which time could only deepen</text:span><text:span text:style-name="T3">ed</text:span><text:span text:style-name="T6">. <text:s/>Did/ </text:span><text:span text:style-name="T3">she</text:span><text:span text:style-name="T6"> not </text:span><text:span text:style-name="T3">illustrate with great sublimity the she harbored?</text:span><text:span text:style-name="T6"> her actions set in a clear light the sentiments <text:s/>she cherished? <text:s/>Lo!/ her children's children rise and attest the full power of her love./ <text:s/>When age rapidly stole upon her, when health </text:span><text:span text:style-name="T3">pe</text:span><text:span text:style-name="T6"> sensibly failed,/ </text:span><text:span text:style-name="T3">self-denial</text:span><text:span text:style-name="T6"> abnegation still held possession of her spirit. <text:s/>She forgot the care/ of self to promote the happiness of her descendants. <text:s/>But a/ week ago, her mind studied perhaps how to heighten the enjoy-/-ment of the young ones, </text:span><text:span text:style-name="T3">that climb up</text:span><text:span text:style-name="T6"> she clasped to her throbbing bosom./ <text:s/>Absorbed in the pursuit of goodness,/ she </text:span><text:span text:style-name="T3">procured</text:span><text:span text:style-name="T6"> saw not death fast advancing toward her, yet, when his icy/ hand was felt, she understood the summons, and unmurmuringly/ prepared for the departure. <text:s/>All honor, my Brethren!/ to so excellent a parent. <text:s/>And in justice to the dead, let/ me add, as a lesson to the living. <text:s/>All honor to the memory/ of a Jewess, who in every relation of life retained a character illustra-/-tive of that name. <text:s/>Mrs Arnold, as the wife of my late/ venerable friend, exemplified the qualities by </text:span><text:span text:style-name="T3">the</text:span><text:span text:style-name="T6"> which Holy Writ/ distinguishes a virtuous </text:span><text:span text:style-name="T3">wife</text:span><text:span text:style-name="T6"> woman. <text:s/>Chastity </text:span><text:span text:style-name="T3">and retiring mo-</text:span><text:span text:style-name="T6"> was mirrored in her/ </text:span><text:span text:style-name="T3">-desty were her traits</text:span><text:span text:style-name="T6"> demeanour, thrift and industry claimed her as their bright/ representative. <text:s/>As a sister, she retained the warmth of/ sentiments imbibed in early childhood. <text:s/>And as far as consistent with/</text:span></text:p>
      <text:p text:style-name="P6"><text:span text:style-name="T6"/></text:p>
      <text:p text:style-name="P6"><text:span text:style-name="T6">[Page 4]</text:span></text:p>
      <text:p text:style-name="P6"><text:span text:style-name="T6">the discharge of more weighty obligations, she labored to fasten the ties of nature,/ by the interchange of kindness. <text:s/>As a member of the social family,/ she unostentatiously contributed to the welfare of the needy and/ hapless, always preferring retiring modesty in the distribution of/ her gifts, to conspicuity. <text:s/>Such was in life our sister in faith, and/ we recognizing her worth, desire to pay her a last tribute of respect,/ while condoling with her mourners. <text:s/>We will follow her mortal remains,/ and solemnly deposit them in their resting place. <text:s/>But will we/ also follow the footprints she left in her earthly path? <text:s/>Look to/ them, my Brethren! <text:s/>But you specially for whom those traces were marked out, incline/ your steps to the way you should walk. <text:s/>Your mother's domestic virtues, constitute/ her richest legacy. <text:s/>Sons and daughters of this sainted being! <text:s/>Value what has/ been bequeathed as your joint property. <text:s/>Let all of you </text:span><text:span text:style-name="T3">f</text:span><text:span text:style-name="T6"> benefit by the example./ <text:s/>Let your motto be henceforth, self-denial of each for the happiness of all. <text:s/>Bring to/ a common centre </text:span><text:span text:style-name="T3">all</text:span><text:span text:style-name="T6"> the powers severally possessed, that the advantage may be equally/ shared. <text:s/>Let him that can advise, exercise his faculties on behalf of the others. <text:s/>Let/ her that can physically aid, bend to it her will. <text:s/>Let those who can procure/ comfort or pleasure, call forth their energies to compass that end. <text:s/>Your mother/ will watch your actions. <text:s/>The unity of feelings, the harmony prevailing among/ her children, will enhance her heavenly bliss. <text:s/>And prayfully will she ask of/ her God to shower down blessing on your heads &amp;c &amp;c &amp;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4:51:39</meta:creation-date>
    <dc:date>2012-10-11T15:36:09.93</dc:date>
    <dc:creator>Penn Libraries</dc:creator>
    <meta:editing-duration>PT00H29M2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1179" meta:character-count="7324"/>
  </office:meta>
</office:document-meta>
</file>